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Consolas" svg:font-family="Consolas, 'Courier New', monospace"/>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1a2420" officeooo:paragraph-rsid="001a2420"/>
    </style:style>
    <style:style style:name="P2" style:family="paragraph" style:parent-style-name="Standard">
      <style:paragraph-properties fo:text-align="start" style:justify-single-word="false"/>
      <style:text-properties officeooo:rsid="001a2420" officeooo:paragraph-rsid="001a2420"/>
    </style:style>
    <style:style style:name="P3" style:family="paragraph" style:parent-style-name="Standard">
      <style:paragraph-properties fo:text-align="start" style:justify-single-word="false"/>
      <style:text-properties officeooo:paragraph-rsid="001a2420"/>
    </style:style>
    <style:style style:name="P4" style:family="paragraph" style:parent-style-name="Standard">
      <style:paragraph-properties fo:text-align="start" style:justify-single-word="false"/>
      <style:text-properties officeooo:paragraph-rsid="0034d1e5"/>
    </style:style>
    <style:style style:name="P5" style:family="paragraph" style:parent-style-name="Standard">
      <style:paragraph-properties fo:text-align="start" style:justify-single-word="false"/>
      <style:text-properties officeooo:paragraph-rsid="00585732"/>
    </style:style>
    <style:style style:name="P6" style:family="paragraph" style:parent-style-name="Standard">
      <style:paragraph-properties fo:text-align="start" style:justify-single-word="false"/>
      <style:text-properties officeooo:paragraph-rsid="006ecff0"/>
    </style:style>
    <style:style style:name="P7" style:family="paragraph" style:parent-style-name="Standard">
      <style:paragraph-properties fo:text-align="start" style:justify-single-word="false"/>
      <style:text-properties fo:color="#000000" fo:font-style="normal" style:text-underline-style="none" officeooo:rsid="001ce3b0" officeooo:paragraph-rsid="001a2420" style:font-style-asian="normal" style:font-style-complex="normal"/>
    </style:style>
    <style:style style:name="P8" style:family="paragraph" style:parent-style-name="Standard">
      <style:paragraph-properties fo:text-align="start" style:justify-single-word="false"/>
      <style:text-properties fo:color="#000000" fo:font-style="normal" style:text-underline-style="none" officeooo:rsid="001ce3b0" officeooo:paragraph-rsid="004ea784" style:font-style-asian="normal" style:font-style-complex="normal"/>
    </style:style>
    <style:style style:name="P9" style:family="paragraph" style:parent-style-name="Standard">
      <style:paragraph-properties fo:text-align="start" style:justify-single-word="false"/>
      <style:text-properties fo:color="#000000" fo:font-style="normal" style:text-underline-style="none" officeooo:rsid="0025b180" officeooo:paragraph-rsid="0025b180" style:font-style-asian="normal" style:font-style-complex="normal"/>
    </style:style>
    <style:style style:name="P10" style:family="paragraph" style:parent-style-name="Standard">
      <style:paragraph-properties fo:text-align="start" style:justify-single-word="false"/>
      <style:text-properties fo:color="#000000" fo:font-style="normal" style:text-underline-style="none" officeooo:rsid="0034d1e5" officeooo:paragraph-rsid="0034d1e5" style:font-style-asian="normal" style:font-style-complex="normal"/>
    </style:style>
    <style:style style:name="P11" style:family="paragraph" style:parent-style-name="Standard">
      <style:paragraph-properties fo:text-align="start" style:justify-single-word="false"/>
      <style:text-properties fo:color="#000000" fo:font-style="normal" style:text-underline-style="none" officeooo:rsid="006ecff0" officeooo:paragraph-rsid="006ecff0" style:font-style-asian="normal" style:font-style-complex="normal"/>
    </style:style>
    <style:style style:name="P12" style:family="paragraph" style:parent-style-name="Standard">
      <style:paragraph-properties fo:text-align="start" style:justify-single-word="false"/>
      <style:text-properties officeooo:rsid="0025b180" officeooo:paragraph-rsid="0025b180"/>
    </style:style>
    <style:style style:name="P13" style:family="paragraph" style:parent-style-name="Standard">
      <style:paragraph-properties fo:text-align="start" style:justify-single-word="false"/>
      <style:text-properties officeooo:paragraph-rsid="006ecff0"/>
    </style:style>
    <style:style style:name="P14" style:family="paragraph" style:parent-style-name="Standard">
      <style:paragraph-properties fo:text-align="start" style:justify-single-word="false"/>
      <style:text-properties officeooo:paragraph-rsid="00854271"/>
    </style:style>
    <style:style style:name="T1" style:family="text">
      <style:text-properties officeooo:rsid="001a2420"/>
    </style:style>
    <style:style style:name="T2" style:family="text">
      <style:text-properties fo:color="#ff0000" fo:font-style="italic" style:text-underline-style="solid" style:text-underline-width="auto" style:text-underline-color="font-color" style:font-style-asian="italic" style:font-style-complex="italic"/>
    </style:style>
    <style:style style:name="T3" style:family="text">
      <style:text-properties fo:color="#ff0000" fo:font-style="italic" style:text-underline-style="solid" style:text-underline-width="auto" style:text-underline-color="font-color" officeooo:rsid="001a2420" style:font-style-asian="italic" style:font-style-complex="italic"/>
    </style:style>
    <style:style style:name="T4" style:family="text">
      <style:text-properties fo:color="#ff0000" fo:font-style="normal" style:text-underline-style="solid" style:text-underline-width="auto" style:text-underline-color="font-color" officeooo:rsid="0032d873" style:font-style-asian="normal" style:font-style-complex="normal"/>
    </style:style>
    <style:style style:name="T5" style:family="text">
      <style:text-properties fo:color="#ff0000" fo:font-style="normal" style:text-underline-style="solid" style:text-underline-width="auto" style:text-underline-color="font-color" officeooo:rsid="004b5d9c" style:font-style-asian="normal" style:font-style-complex="normal"/>
    </style:style>
    <style:style style:name="T6" style:family="text">
      <style:text-properties fo:color="#ff0000" fo:font-style="normal" style:text-underline-style="solid" style:text-underline-width="auto" style:text-underline-color="font-color" officeooo:rsid="00534562" style:font-style-asian="normal" style:font-style-complex="normal"/>
    </style:style>
    <style:style style:name="T7" style:family="text">
      <style:text-properties fo:color="#ff0000" fo:font-style="normal" style:text-underline-style="solid" style:text-underline-width="auto" style:text-underline-color="font-color" officeooo:rsid="005669c4" style:font-style-asian="normal" style:font-style-complex="normal"/>
    </style:style>
    <style:style style:name="T8" style:family="text">
      <style:text-properties fo:color="#ff0000" fo:font-style="normal" style:text-underline-style="none" officeooo:rsid="004b5d9c" style:font-style-asian="normal" style:font-style-complex="normal"/>
    </style:style>
    <style:style style:name="T9" style:family="text">
      <style:text-properties fo:color="#ff0000" fo:font-style="normal" style:text-underline-style="none" officeooo:rsid="00534562" style:font-style-asian="normal" style:font-style-complex="normal"/>
    </style:style>
    <style:style style:name="T10" style:family="text">
      <style:text-properties fo:color="#ff0000" style:text-underline-style="solid" style:text-underline-width="auto" style:text-underline-color="font-color" officeooo:rsid="004b5d9c"/>
    </style:style>
    <style:style style:name="T11" style:family="text">
      <style:text-properties fo:color="#3faf46"/>
    </style:style>
    <style:style style:name="T12" style:family="text">
      <style:text-properties fo:color="#000000" fo:font-style="normal" style:text-underline-style="none" style:font-style-asian="normal" style:font-style-complex="normal"/>
    </style:style>
    <style:style style:name="T13" style:family="text">
      <style:text-properties fo:color="#000000" fo:font-style="normal" style:text-underline-style="none" officeooo:rsid="001a2420" style:font-style-asian="normal" style:font-style-complex="normal"/>
    </style:style>
    <style:style style:name="T14" style:family="text">
      <style:text-properties fo:color="#000000" fo:font-style="normal" style:text-underline-style="none" officeooo:rsid="001ce3b0" style:font-style-asian="normal" style:font-style-complex="normal"/>
    </style:style>
    <style:style style:name="T15" style:family="text">
      <style:text-properties fo:color="#000000" fo:font-style="normal" style:text-underline-style="none" officeooo:rsid="001f9d4c" style:font-style-asian="normal" style:font-style-complex="normal"/>
    </style:style>
    <style:style style:name="T16" style:family="text">
      <style:text-properties fo:color="#000000" fo:font-style="normal" style:text-underline-style="none" officeooo:rsid="002335d5" style:font-style-asian="normal" style:font-style-complex="normal"/>
    </style:style>
    <style:style style:name="T17" style:family="text">
      <style:text-properties fo:color="#000000" fo:font-style="normal" style:text-underline-style="none" officeooo:rsid="0023c086" style:font-style-asian="normal" style:font-style-complex="normal"/>
    </style:style>
    <style:style style:name="T18" style:family="text">
      <style:text-properties fo:color="#000000" fo:font-style="normal" style:text-underline-style="none" officeooo:rsid="0025b180" style:font-style-asian="normal" style:font-style-complex="normal"/>
    </style:style>
    <style:style style:name="T19" style:family="text">
      <style:text-properties fo:color="#000000" fo:font-style="normal" style:text-underline-style="none" officeooo:rsid="002657c7" style:font-style-asian="normal" style:font-style-complex="normal"/>
    </style:style>
    <style:style style:name="T20" style:family="text">
      <style:text-properties fo:color="#000000" fo:font-style="normal" style:text-underline-style="none" officeooo:rsid="0026c8a8" style:font-style-asian="normal" style:font-style-complex="normal"/>
    </style:style>
    <style:style style:name="T21" style:family="text">
      <style:text-properties fo:color="#000000" fo:font-style="normal" style:text-underline-style="none" officeooo:rsid="0027adba" style:font-style-asian="normal" style:font-style-complex="normal"/>
    </style:style>
    <style:style style:name="T22" style:family="text">
      <style:text-properties fo:color="#000000" fo:font-style="normal" style:text-underline-style="none" officeooo:rsid="002c87a5" style:font-style-asian="normal" style:font-style-complex="normal"/>
    </style:style>
    <style:style style:name="T23" style:family="text">
      <style:text-properties fo:color="#000000" fo:font-style="normal" style:text-underline-style="none" officeooo:rsid="002d6ad6" style:font-style-asian="normal" style:font-style-complex="normal"/>
    </style:style>
    <style:style style:name="T24" style:family="text">
      <style:text-properties fo:color="#000000" fo:font-style="normal" style:text-underline-style="none" officeooo:rsid="002e07e1" style:font-style-asian="normal" style:font-style-complex="normal"/>
    </style:style>
    <style:style style:name="T25" style:family="text">
      <style:text-properties fo:color="#000000" fo:font-style="normal" style:text-underline-style="none" officeooo:rsid="002fc492" style:font-style-asian="normal" style:font-style-complex="normal"/>
    </style:style>
    <style:style style:name="T26" style:family="text">
      <style:text-properties fo:color="#000000" fo:font-style="normal" style:text-underline-style="none" officeooo:rsid="0032d873" style:font-style-asian="normal" style:font-style-complex="normal"/>
    </style:style>
    <style:style style:name="T27" style:family="text">
      <style:text-properties fo:color="#000000" fo:font-style="normal" style:text-underline-style="none" officeooo:rsid="0033f354" style:font-style-asian="normal" style:font-style-complex="normal"/>
    </style:style>
    <style:style style:name="T28" style:family="text">
      <style:text-properties fo:color="#000000" fo:font-style="normal" style:text-underline-style="none" officeooo:rsid="0034d1e5" style:font-style-asian="normal" style:font-style-complex="normal"/>
    </style:style>
    <style:style style:name="T29" style:family="text">
      <style:text-properties fo:color="#000000" fo:font-style="normal" style:text-underline-style="none" officeooo:rsid="0036083b" style:font-style-asian="normal" style:font-style-complex="normal"/>
    </style:style>
    <style:style style:name="T30" style:family="text">
      <style:text-properties fo:color="#000000" fo:font-style="normal" style:text-underline-style="none" officeooo:rsid="0036e1ad" style:font-style-asian="normal" style:font-style-complex="normal"/>
    </style:style>
    <style:style style:name="T31" style:family="text">
      <style:text-properties fo:color="#000000" fo:font-style="normal" style:text-underline-style="none" officeooo:rsid="0038cc96" style:font-style-asian="normal" style:font-style-complex="normal"/>
    </style:style>
    <style:style style:name="T32" style:family="text">
      <style:text-properties fo:color="#000000" fo:font-style="normal" style:text-underline-style="none" officeooo:rsid="0039c65a" style:font-style-asian="normal" style:font-style-complex="normal"/>
    </style:style>
    <style:style style:name="T33" style:family="text">
      <style:text-properties fo:color="#000000" fo:font-style="normal" style:text-underline-style="none" officeooo:rsid="003aaae7" style:font-style-asian="normal" style:font-style-complex="normal"/>
    </style:style>
    <style:style style:name="T34" style:family="text">
      <style:text-properties fo:color="#000000" fo:font-style="normal" style:text-underline-style="none" officeooo:rsid="003c8882" style:font-style-asian="normal" style:font-style-complex="normal"/>
    </style:style>
    <style:style style:name="T35" style:family="text">
      <style:text-properties fo:color="#000000" fo:font-style="normal" style:text-underline-style="none" officeooo:rsid="003db68e" style:font-style-asian="normal" style:font-style-complex="normal"/>
    </style:style>
    <style:style style:name="T36" style:family="text">
      <style:text-properties fo:color="#000000" fo:font-style="normal" style:text-underline-style="none" officeooo:rsid="003e689f" style:font-style-asian="normal" style:font-style-complex="normal"/>
    </style:style>
    <style:style style:name="T37" style:family="text">
      <style:text-properties fo:color="#000000" fo:font-style="normal" style:text-underline-style="none" officeooo:rsid="003ee823" style:font-style-asian="normal" style:font-style-complex="normal"/>
    </style:style>
    <style:style style:name="T38" style:family="text">
      <style:text-properties fo:color="#000000" fo:font-style="normal" style:text-underline-style="none" officeooo:rsid="0040cf8f" style:font-style-asian="normal" style:font-style-complex="normal"/>
    </style:style>
    <style:style style:name="T39" style:family="text">
      <style:text-properties fo:color="#000000" fo:font-style="normal" style:text-underline-style="none" officeooo:rsid="0041132a" style:font-style-asian="normal" style:font-style-complex="normal"/>
    </style:style>
    <style:style style:name="T40" style:family="text">
      <style:text-properties fo:color="#000000" fo:font-style="normal" style:text-underline-style="none" officeooo:rsid="0041d9d7" style:font-style-asian="normal" style:font-style-complex="normal"/>
    </style:style>
    <style:style style:name="T41" style:family="text">
      <style:text-properties fo:color="#000000" fo:font-style="normal" style:text-underline-style="none" officeooo:rsid="004265d4" style:font-style-asian="normal" style:font-style-complex="normal"/>
    </style:style>
    <style:style style:name="T42" style:family="text">
      <style:text-properties fo:color="#000000" fo:font-style="normal" style:text-underline-style="none" officeooo:rsid="00454ea3" style:font-style-asian="normal" style:font-style-complex="normal"/>
    </style:style>
    <style:style style:name="T43" style:family="text">
      <style:text-properties fo:color="#000000" fo:font-style="normal" style:text-underline-style="none" officeooo:rsid="00469cc6" style:font-style-asian="normal" style:font-style-complex="normal"/>
    </style:style>
    <style:style style:name="T44" style:family="text">
      <style:text-properties fo:color="#000000" fo:font-style="normal" style:text-underline-style="none" officeooo:rsid="0047d2b8" style:font-style-asian="normal" style:font-style-complex="normal"/>
    </style:style>
    <style:style style:name="T45" style:family="text">
      <style:text-properties fo:color="#000000" fo:font-style="normal" style:text-underline-style="none" officeooo:rsid="00498ef4" style:font-style-asian="normal" style:font-style-complex="normal"/>
    </style:style>
    <style:style style:name="T46" style:family="text">
      <style:text-properties fo:color="#000000" fo:font-style="normal" style:text-underline-style="none" officeooo:rsid="0049d056" style:font-style-asian="normal" style:font-style-complex="normal"/>
    </style:style>
    <style:style style:name="T47" style:family="text">
      <style:text-properties fo:color="#000000" fo:font-style="normal" style:text-underline-style="none" officeooo:rsid="0049d64d" style:font-style-asian="normal" style:font-style-complex="normal"/>
    </style:style>
    <style:style style:name="T48" style:family="text">
      <style:text-properties fo:color="#000000" fo:font-style="normal" style:text-underline-style="none" officeooo:rsid="004a7fc2" style:font-style-asian="normal" style:font-style-complex="normal"/>
    </style:style>
    <style:style style:name="T49" style:family="text">
      <style:text-properties fo:color="#000000" fo:font-style="normal" style:text-underline-style="none" officeooo:rsid="004b5d9c" style:font-style-asian="normal" style:font-style-complex="normal"/>
    </style:style>
    <style:style style:name="T50" style:family="text">
      <style:text-properties fo:color="#000000" fo:font-style="normal" style:text-underline-style="none" officeooo:rsid="004f6a09" style:font-style-asian="normal" style:font-style-complex="normal"/>
    </style:style>
    <style:style style:name="T51" style:family="text">
      <style:text-properties fo:color="#000000" fo:font-style="normal" style:text-underline-style="none" officeooo:rsid="00516b4d" style:font-style-asian="normal" style:font-style-complex="normal"/>
    </style:style>
    <style:style style:name="T52" style:family="text">
      <style:text-properties fo:color="#000000" fo:font-style="normal" style:text-underline-style="none" officeooo:rsid="00534562" style:font-style-asian="normal" style:font-style-complex="normal"/>
    </style:style>
    <style:style style:name="T53" style:family="text">
      <style:text-properties fo:color="#000000" fo:font-style="normal" style:text-underline-style="none" officeooo:rsid="005395d7" style:font-style-asian="normal" style:font-style-complex="normal"/>
    </style:style>
    <style:style style:name="T54" style:family="text">
      <style:text-properties fo:color="#000000" fo:font-style="normal" style:text-underline-style="none" officeooo:rsid="005511a6" style:font-style-asian="normal" style:font-style-complex="normal"/>
    </style:style>
    <style:style style:name="T55" style:family="text">
      <style:text-properties fo:color="#000000" fo:font-style="normal" style:text-underline-style="none" officeooo:rsid="005669c4" style:font-style-asian="normal" style:font-style-complex="normal"/>
    </style:style>
    <style:style style:name="T56" style:family="text">
      <style:text-properties fo:color="#000000" fo:font-style="normal" style:text-underline-style="none" officeooo:rsid="00585732" style:font-style-asian="normal" style:font-style-complex="normal"/>
    </style:style>
    <style:style style:name="T57" style:family="text">
      <style:text-properties fo:color="#000000" fo:font-style="normal" style:text-underline-style="none" officeooo:rsid="0059a4fe" style:font-style-asian="normal" style:font-style-complex="normal"/>
    </style:style>
    <style:style style:name="T58" style:family="text">
      <style:text-properties fo:color="#000000" fo:font-style="normal" style:text-underline-style="none" officeooo:rsid="005aae27" style:font-style-asian="normal" style:font-style-complex="normal"/>
    </style:style>
    <style:style style:name="T59" style:family="text">
      <style:text-properties fo:color="#000000" fo:font-style="normal" style:text-underline-style="none" officeooo:rsid="005c5a22" style:font-style-asian="normal" style:font-style-complex="normal"/>
    </style:style>
    <style:style style:name="T60" style:family="text">
      <style:text-properties fo:color="#000000" fo:font-style="normal" style:text-underline-style="none" officeooo:rsid="005dde57" style:font-style-asian="normal" style:font-style-complex="normal"/>
    </style:style>
    <style:style style:name="T61" style:family="text">
      <style:text-properties fo:color="#000000" fo:font-style="normal" style:text-underline-style="none" officeooo:rsid="005f1f75" style:font-style-asian="normal" style:font-style-complex="normal"/>
    </style:style>
    <style:style style:name="T62" style:family="text">
      <style:text-properties fo:color="#000000" fo:font-style="normal" style:text-underline-style="none" officeooo:rsid="0060efee" style:font-style-asian="normal" style:font-style-complex="normal"/>
    </style:style>
    <style:style style:name="T63" style:family="text">
      <style:text-properties fo:color="#000000" fo:font-style="normal" style:text-underline-style="none" officeooo:rsid="0065b427" style:font-style-asian="normal" style:font-style-complex="normal"/>
    </style:style>
    <style:style style:name="T64" style:family="text">
      <style:text-properties fo:color="#000000" fo:font-style="normal" style:text-underline-style="none" officeooo:rsid="0067a591" style:font-style-asian="normal" style:font-style-complex="normal"/>
    </style:style>
    <style:style style:name="T65" style:family="text">
      <style:text-properties fo:color="#000000" fo:font-style="normal" style:text-underline-style="none" officeooo:rsid="0068e4d6" style:font-style-asian="normal" style:font-style-complex="normal"/>
    </style:style>
    <style:style style:name="T66" style:family="text">
      <style:text-properties fo:color="#000000" fo:font-style="normal" style:text-underline-style="none" officeooo:rsid="006a21c5" style:font-style-asian="normal" style:font-style-complex="normal"/>
    </style:style>
    <style:style style:name="T67" style:family="text">
      <style:text-properties fo:color="#000000" fo:font-style="normal" style:text-underline-style="none" officeooo:rsid="006b5c1c" style:font-style-asian="normal" style:font-style-complex="normal"/>
    </style:style>
    <style:style style:name="T68" style:family="text">
      <style:text-properties fo:color="#000000" fo:font-style="normal" style:text-underline-style="none" officeooo:rsid="006d0e9a" style:font-style-asian="normal" style:font-style-complex="normal"/>
    </style:style>
    <style:style style:name="T69" style:family="text">
      <style:text-properties fo:color="#000000" fo:font-style="normal" style:text-underline-style="none" officeooo:rsid="006ecff0" style:font-style-asian="normal" style:font-style-complex="normal"/>
    </style:style>
    <style:style style:name="T70" style:family="text">
      <style:text-properties fo:color="#000000" fo:font-style="normal" style:text-underline-style="none" officeooo:rsid="00769c38" style:font-style-asian="normal" style:font-style-complex="normal"/>
    </style:style>
    <style:style style:name="T71" style:family="text">
      <style:text-properties fo:color="#000000" fo:font-style="normal" style:text-underline-style="none" officeooo:rsid="0078acbc" style:font-style-asian="normal" style:font-style-complex="normal"/>
    </style:style>
    <style:style style:name="T72" style:family="text">
      <style:text-properties fo:color="#000000" fo:font-style="normal" style:text-underline-style="none" officeooo:rsid="007db106" style:font-style-asian="normal" style:font-style-complex="normal"/>
    </style:style>
    <style:style style:name="T73" style:family="text">
      <style:text-properties fo:color="#000000" fo:font-style="normal" style:text-underline-style="none" officeooo:rsid="007ec187" style:font-style-asian="normal" style:font-style-complex="normal"/>
    </style:style>
    <style:style style:name="T74" style:family="text">
      <style:text-properties fo:color="#000000" fo:font-style="normal" style:text-underline-style="none" officeooo:rsid="0080aa5c" style:font-style-asian="normal" style:font-style-complex="normal"/>
    </style:style>
    <style:style style:name="T75" style:family="text">
      <style:text-properties fo:color="#000000" fo:font-style="normal" style:text-underline-style="none" officeooo:rsid="00846e46" style:font-style-asian="normal" style:font-style-complex="normal"/>
    </style:style>
    <style:style style:name="T76" style:family="text">
      <style:text-properties fo:color="#000000" fo:font-style="normal" style:text-underline-style="none" officeooo:rsid="0084f197" style:font-style-asian="normal" style:font-style-complex="normal"/>
    </style:style>
    <style:style style:name="T77" style:family="text">
      <style:text-properties fo:color="#000000" fo:font-style="normal" style:text-underline-style="none" officeooo:rsid="00854271" style:font-style-asian="normal" style:font-style-complex="normal"/>
    </style:style>
    <style:style style:name="T78" style:family="text">
      <style:text-properties fo:color="#000000" fo:font-style="normal" style:text-underline-style="none" officeooo:rsid="0086c130" style:font-style-asian="normal" style:font-style-complex="normal"/>
    </style:style>
    <style:style style:name="T79" style:family="text">
      <style:text-properties fo:color="#000000" fo:font-style="normal" style:text-underline-style="none" officeooo:rsid="00882173" style:font-style-asian="normal" style:font-style-complex="normal"/>
    </style:style>
    <style:style style:name="T80" style:family="text">
      <style:text-properties fo:color="#000000" fo:font-style="normal" style:text-underline-style="none" officeooo:rsid="00899b66" style:font-style-asian="normal" style:font-style-complex="normal"/>
    </style:style>
    <style:style style:name="T81" style:family="text">
      <style:text-properties officeooo:rsid="001dc900"/>
    </style:style>
    <style:style style:name="T82" style:family="text">
      <style:text-properties fo:color="#cccccc" fo:font-style="normal" style:text-underline-style="none" officeooo:rsid="0025b180" fo:background-color="#1f1f1f" loext:char-shading-value="0" style:font-style-asian="normal" style:font-style-complex="normal"/>
    </style:style>
    <style:style style:name="T83" style:family="text">
      <style:text-properties fo:color="#cccccc" style:font-name="Consolas" fo:font-size="10.5pt" fo:font-style="normal" style:text-underline-style="none" fo:font-weight="normal" officeooo:rsid="0025b180" fo:background-color="#1f1f1f" loext:char-shading-value="0" style:font-style-asian="normal" style:font-style-complex="normal"/>
    </style:style>
    <style:style style:name="T84" style:family="text">
      <style:text-properties fo:color="#808080" style:font-name="Consolas" fo:font-size="10.5pt" fo:font-style="normal" style:text-underline-style="none" fo:font-weight="normal" officeooo:rsid="0025b180" fo:background-color="#1f1f1f" loext:char-shading-value="0" style:font-style-asian="normal" style:font-style-complex="normal"/>
    </style:style>
    <style:style style:name="T85" style:family="text">
      <style:text-properties fo:color="#569cd6" style:font-name="Consolas" fo:font-size="10.5pt" fo:font-style="normal" style:text-underline-style="none" fo:font-weight="normal" officeooo:rsid="0025b180" fo:background-color="#1f1f1f" loext:char-shading-value="0" style:font-style-asian="normal" style:font-style-complex="normal"/>
    </style:style>
    <style:style style:name="T86" style:family="text">
      <style:text-properties fo:color="#9cdcfe" style:font-name="Consolas" fo:font-size="10.5pt" fo:font-style="normal" style:text-underline-style="none" fo:font-weight="normal" officeooo:rsid="0025b180" fo:background-color="#1f1f1f" loext:char-shading-value="0" style:font-style-asian="normal" style:font-style-complex="normal"/>
    </style:style>
    <style:style style:name="T87" style:family="text">
      <style:text-properties fo:color="#ce9178" style:font-name="Consolas" fo:font-size="10.5pt" fo:font-style="normal" style:text-underline-style="none" fo:font-weight="normal" officeooo:rsid="0025b180" fo:background-color="#1f1f1f" loext:char-shading-value="0" style:font-style-asian="normal" style:font-style-complex="normal"/>
    </style:style>
    <style:style style:name="T88" style:family="text">
      <style:text-properties officeooo:rsid="002a6d10"/>
    </style:style>
    <style:style style:name="T89" style:family="text">
      <style:text-properties officeooo:rsid="002b21f0"/>
    </style:style>
    <style:style style:name="T90" style:family="text">
      <style:text-properties fo:color="#c9211e" fo:font-style="normal" style:text-underline-style="solid" style:text-underline-width="auto" style:text-underline-color="font-color" officeooo:rsid="002c87a5" style:font-style-asian="normal" style:font-style-complex="normal"/>
    </style:style>
    <style:style style:name="T91" style:family="text">
      <style:text-properties fo:color="#c9211e" fo:font-style="normal" style:text-underline-style="solid" style:text-underline-width="auto" style:text-underline-color="font-color" officeooo:rsid="004b5d9c" style:font-style-asian="normal" style:font-style-complex="normal"/>
    </style:style>
    <style:style style:name="T92" style:family="text">
      <style:text-properties fo:color="#c9211e" fo:font-style="normal" style:text-underline-style="solid" style:text-underline-width="auto" style:text-underline-color="font-color" officeooo:rsid="0068e4d6" style:font-style-asian="normal" style:font-style-complex="normal"/>
    </style:style>
    <style:style style:name="T93" style:family="text">
      <style:text-properties fo:color="#c9211e" fo:font-style="normal" style:text-underline-style="solid" style:text-underline-width="auto" style:text-underline-color="font-color" officeooo:rsid="006ecff0" style:font-style-asian="normal" style:font-style-complex="normal"/>
    </style:style>
    <style:style style:name="T94" style:family="text">
      <style:text-properties fo:color="#c9211e" fo:font-style="normal" style:text-underline-style="solid" style:text-underline-width="auto" style:text-underline-color="font-color" officeooo:rsid="00846e46" style:font-style-asian="normal" style:font-style-complex="normal"/>
    </style:style>
    <style:style style:name="T95" style:family="text">
      <style:text-properties fo:color="#c9211e" fo:font-style="normal" style:text-underline-style="none" officeooo:rsid="002c87a5" style:font-style-asian="normal" style:font-style-complex="normal"/>
    </style:style>
    <style:style style:name="T96" style:family="text">
      <style:text-properties fo:color="#c9211e" style:text-underline-style="solid" style:text-underline-width="auto" style:text-underline-color="font-color" officeooo:rsid="0071ac60"/>
    </style:style>
    <style:style style:name="T97" style:family="text">
      <style:text-properties officeooo:rsid="004ea784"/>
    </style:style>
    <style:style style:name="T98" style:family="text">
      <style:text-properties officeooo:rsid="0071ac6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otes projet ecommerce</text:p>
      <text:p text:style-name="P1"/>
      <text:p text:style-name="P2">Projet ecommerce fait à l’aide de la playlist suivante : <text:a xlink:type="simple" xlink:href="https://youtube.com/playlist?list=PLBq3aRiVuwyzI0MT4LhvwqkVenz5pF_DM&amp;si=PiiT9my3Mwaf-QPa" text:style-name="Internet_20_link" text:visited-style-name="Visited_20_Internet_20_Link">https://youtube.com/playlist?list=PLBq3aRiVuwyzI0MT4LhvwqkVenz5pF_DM&amp;si=PiiT9my3Mwaf-QPa</text:a> </text:p>
      <text:p text:style-name="P1"/>
      <text:p text:style-name="P2">- Installation de php et mysql, avec intégration des chemins d’accès dans les variables environnements du Path</text:p>
      <text:p text:style-name="P2">- Création du projet avec<text:span text:style-name="T11"> </text:span><text:span text:style-name="T2">symfony new –full nouveau-projet-web</text:span></text:p>
      <text:p text:style-name="P2">- Lancer du serveur avec <text:span text:style-name="T2">symfony serve -d </text:span>( pour ne pas avoir a le relancer )</text:p>
      <text:p text:style-name="P2">- Test des routes avec le fichier routes.yaml dans le dossier config</text:p>
      <text:p text:style-name="P2">- Création de controller avec la commande <text:span text:style-name="T2">symfony console make:controller TestController</text:span></text:p>
      <text:p text:style-name="P2">- Création du fichier env.local avec la ligne mysql pour connecter à la base de données</text:p>
      <text:p text:style-name="P3"><text:span text:style-name="T1">- Utilisation de la commande </text:span><text:span text:style-name="T3">symfony console doctrine:database:create </text:span><text:span text:style-name="T1">pour initialiser la base avec les valeurs du env.local</text:span></text:p>
      <text:p text:style-name="P3">- <text:span text:style-name="T1">Création des utilisateurs avec la commande </text:span><text:span text:style-name="T3">symfony console make:user </text:span><text:span text:style-name="T13">qui va générer l’Entity Users et le Repository UsersRepository</text:span></text:p>
      <text:p text:style-name="P3"><text:span text:style-name="T13">- Compléter du coup l’Entity Users créée avec la commande </text:span><text:span text:style-name="T3">symfony console make:entity</text:span><text:span text:style-name="T13"> pour ajouter les autres champs de la table</text:span></text:p>
      <text:p text:style-name="P3"><text:span text:style-name="T13">- </text:span><text:span text:style-name="T14">Création des différentes Entity avec des paramètres unique, les timestamps et les relations ManyToOne</text:span></text:p>
      <text:p text:style-name="P8">- Migrations vers la base de données <text:span text:style-name="T97">avec </text:span><text:span text:style-name="T10">symfony console doctrine:migrations:migrate</text:span></text:p>
      <text:p text:style-name="P7">- <text:span text:style-name="T81">Création d’un repository Git</text:span></text:p>
      <text:p text:style-name="P3"><text:span text:style-name="T14">- </text:span><text:span text:style-name="T15">Création d’un controller MainController et d’une vue index.html.twig. Chaque vue reprend les éléments de base.html.twig </text:span><text:span text:style-name="T17">grâce à extends ‘base.html.twig’ tout en haut</text:span><text:span text:style-name="T15">, et en modifiant ces éléments on modifie ainsi la </text:span><text:span text:style-name="T16">nouvelle vue</text:span><text:span text:style-name="T15">, par exemple le titre, qui est définie dans base.html comme Welcome, est réécrit en accueil avec le block title</text:span></text:p>
      <text:p text:style-name="P3"><text:span text:style-name="T15">- </text:span><text:span text:style-name="T18">Ajout de </text:span><text:span text:style-name="T82">        </text:span><text:span text:style-name="T84">&lt;</text:span><text:span text:style-name="T85">meta</text:span><text:span text:style-name="T83"> </text:span><text:span text:style-name="T86">name</text:span><text:span text:style-name="T83">=</text:span><text:span text:style-name="T87">"viewport"</text:span><text:span text:style-name="T83"> </text:span><text:span text:style-name="T86">content</text:span><text:span text:style-name="T83">=</text:span><text:span text:style-name="T87">"width=device-width, initial-scale=1.0"</text:span><text:span text:style-name="T84">&gt;</text:span></text:p>
      <text:p text:style-name="P9">pour le responsive dans le base.html.twig</text:p>
      <text:p text:style-name="P12"><text:span text:style-name="T12">- Création d’un dossier assets pour les ressources css et js </text:span><text:span text:style-name="T19">puis installation de bootst</text:span><text:span text:style-name="T20">r</text:span><text:span text:style-name="T19">ap, </text:span><text:span text:style-name="T21">et ajout des fichiers dans nos dossiers correspondants, et ajout des liens dans le base.html.twig. On utilise asset(‘’) pour donner le chemin depuis le dossier public</text:span></text:p>
      <text:p text:style-name="P7">- <text:span text:style-name="T88">Ajout d’une navbar et d’un footer de test, depuis la doc bootstrap ( docs/components/navbar et copie du code, puis insertion dans le bloc body )</text:span></text:p>
      <text:p text:style-name="P7">- <text:span text:style-name="T89">Création d’un dossier partials pour éviter de saturer le base.html, et les appeler avec un include</text:span></text:p>
      <text:p text:style-name="P3"><text:span text:style-name="T14">- </text:span><text:span text:style-name="T22">Authentification avec la commande </text:span><text:span text:style-name="T90">symfony console make:auth </text:span><text:span text:style-name="T95">: </text:span><text:span text:style-name="T22">création d’un controller Security, d’un dossier Security avec un UsersAuthenticator </text:span><text:span text:style-name="T23">et </text:span><text:span text:style-name="T24">mise à jour du </text:span><text:span text:style-name="T23">config/packages security.yaml</text:span></text:p>
      <text:p text:style-name="P3"><text:span text:style-name="T23">- </text:span><text:span text:style-name="T25">Redirection vers la page ‘main’ en cas de connexion réussie, dans le UsersAuthenticator </text:span><text:span text:style-name="T26">et modification de la vue login</text:span></text:p>
      <text:p text:style-name="P4"><text:span text:style-name="T26">- Création du formulaire de création de compte avec </text:span><text:span text:style-name="T4">symfony console make:registration-form </text:span><text:span text:style-name="T26">: </text:span><text:span text:style-name="T27">création d’un dossier form avec un RegistrationFormType, création d’un controller RegistrationController et d’une vue register, et mise à jour de l’Entity Users.</text:span></text:p>
      <text:p text:style-name="P10">- RegistrationController récupère les utilisateurs et créée le formulaire, et si le formulaire est bien remplie, il crée l’utilisateur grace au EntityManager et il connecte directement l’utilisateur avec la partie AuthenticateUser</text:p>
      <text:p text:style-name="P4"><text:span text:style-name="T28">- </text:span><text:span text:style-name="T29">L’entity Users a été modifié pour avec l’ajout de UniqueEntity, qui envoie un message d’erreur si </text:span><text:span text:style-name="T30">l’e-mail</text:span><text:span text:style-name="T29"> entré a déjà été utilisé</text:span></text:p>
      <text:p text:style-name="P4"><text:span text:style-name="T29">- </text:span><text:span text:style-name="T30">RegistrationFormType est incomplet, il ne contient que </text:span><text:span text:style-name="T31">e-mail</text:span><text:span text:style-name="T30"> et mot de passe, il faut donc venir le modifier pour être en accord avec ce qu’on demande dans la base de données. </text:span><text:span text:style-name="T32">Il faut aussi modifier la vue Registration avec les nouvelles valeurs renseignées dans le formulaire. </text:span><text:span text:style-name="T33">On y a</text:span><text:span text:style-name="T34">joute un type pour chaque champ ( emailtype, textype ), ainsi qu’un attrib</text:span><text:span text:style-name="T36">ut</text:span><text:span text:style-name="T34"> class form-control de Bootstrap pour le design, </text:span><text:span text:style-name="T35">et un l</text:span><text:span text:style-name="T36">abel pour le titre</text:span></text:p>
      <text:p text:style-name="P4"><text:soft-page-break/><text:span text:style-name="T36">-</text:span><text:span text:style-name="T37"> Problème lors de la création de compte avec le created_at qui n’est pas initialisé. Pour cela, dans l’entity Users on rajoute dans le constructeur </text:span><text:span text:style-name="T38">un new DateTimeImmutable</text:span></text:p>
      <text:p text:style-name="P4"><text:span text:style-name="T38">- </text:span><text:span text:style-name="T39">Modification de la navbar avec suppression de la recherche, et ajout d’une partie pour accéder vers mon compte, </text:span><text:span text:style-name="T40">connexion et déconnexion, en utilisant un href vers la route renseigné dans notre contrôleur</text:span></text:p>
      <text:p text:style-name="P4"><text:span text:style-name="T40">- </text:span><text:span text:style-name="T41">Mise en place de condition dans la Navbar pour afficher les boutons de connexion, déconnexion et mon compte</text:span></text:p>
      <text:p text:style-name="P4"><text:span text:style-name="T41">- </text:span><text:span text:style-name="T42">Création d’un dossier Trait pour éviter les redondances des createdAt. Un trait permet de créer des méthodes et des propriétés à ajouter dans nos différentes classes, et surtout de </text:span><text:span text:style-name="T43">rendre le code réutilisable</text:span><text:span text:style-name="T42">.</text:span></text:p>
      <text:p text:style-name="P4"><text:span text:style-name="T42">- </text:span><text:span text:style-name="T44">On crée le trait CreatedAt et on lui ajoute le</text:span><text:span text:style-name="T46">s accesseurs (get et set)</text:span><text:span text:style-name="T44"> ainsi que la propriété </text:span><text:span text:style-name="T45">createdAt, puis on importe simplement le trait dans l’Entity qui l’utilise.</text:span></text:p>
      <text:p text:style-name="P4"><text:span text:style-name="T45">- </text:span><text:span text:style-name="T47">On crée un autre trait Slug pour les catégories et les produits, un slug étant une string normalisée pour être insérée dans une url qui définit un nom d’article, de produit etc.</text:span></text:p>
      <text:p text:style-name="P4"><text:span text:style-name="T47">- </text:span><text:span text:style-name="T49">On migre les modifications vers la base de données avec la commande </text:span><text:span text:style-name="T5">symfony console doctrine:migrations:migrate</text:span><text:span text:style-name="T49"> et on observe les changements via le phpmyadmin </text:span></text:p>
      <text:p text:style-name="P4"><text:span text:style-name="T47">- </text:span><text:span text:style-name="T48">Utilisation des DataFixtures pour générer des données dans les tables, avec la possibilité de la vider entièrement. </text:span><text:span text:style-name="T49">On utilise </text:span><text:span text:style-name="T91">composer require --dev orm-fixtures</text:span><text:span text:style-name="T49"> pour installer Doctrine DataFixtures. Cela créer un dossier DataFixtures.</text:span></text:p>
      <text:p text:style-name="P4"><text:span text:style-name="T49">- On installe aussi Fakerphp, un module qui permet de créer de fausses données sans avoir à les rentrer manuellement, avec cette commande : </text:span><text:span text:style-name="T5">composer require fakerphp/faker</text:span><text:span text:style-name="T49">.</text:span></text:p>
      <text:p text:style-name="P4"><text:span text:style-name="T49">- On commence par créer une fixtures pour les catégories avec la commande suivante : </text:span><text:span text:style-name="T5">symfony console make:fixtures CategoriesFixtures</text:span><text:span text:style-name="T8">. </text:span><text:span text:style-name="T50">Ensuite dans la fixture, on initialise simplement les propriété en utilisant les setters de notre Entity, </text:span><text:span text:style-name="T51">on </text:span><text:span text:style-name="T52">utilise</text:span><text:span text:style-name="T51"> persist pour valider et on flush pour envoyer en base de données. </text:span><text:span text:style-name="T52">Pour valider la fixture, on utilise la commande </text:span><text:span text:style-name="T6">symfony console doctrine:fixtures:load.</text:span><text:span text:style-name="T9"> </text:span><text:span text:style-name="T52">Attention, valider une fixture efface toutes les données existantes dans la table concernée.</text:span></text:p>
      <text:p text:style-name="P4"><text:span text:style-name="T52">- </text:span><text:span text:style-name="T53">Pour générer les slugs </text:span><text:span text:style-name="T54">avec une fixture</text:span><text:span text:style-name="T53">, on utilise SluggerInteface du composant String, que l’on met en propriété dans un constructeur.</text:span></text:p>
      <text:p text:style-name="P5"><text:span text:style-name="T49">- </text:span><text:span text:style-name="T55">Problème lors de la suppression des données Categories à cause des clés étrangères. On doit ajouter la relation </text:span><text:span text:style-name="T7">JoinColum onDelete Cascade</text:span><text:span text:style-name="T55"> dans l’attribut parent de notre Entity Categories, pour que cela supprime les Categories Enfant à la suppression des parents.</text:span></text:p>
      <text:p text:style-name="P5"><text:span text:style-name="T55">- </text:span><text:span text:style-name="T56">On peut implémenter une fixture en externalisant le code dans une fonction que l’on appelle ensuite dans la m</text:span><text:span text:style-name="T57">éthode</text:span><text:span text:style-name="T56"> load</text:span></text:p>
      <text:p text:style-name="P5"><text:span text:style-name="T55">- </text:span><text:span text:style-name="T58">Création des fixture</text:span><text:span text:style-name="T59">s pour Users, Products et Images</text:span><text:span text:style-name="T58">.</text:span></text:p>
      <text:p text:style-name="P5"><text:span text:style-name="T58">- </text:span><text:span text:style-name="T60">Pour UsersFixtures, on aura besoin de UserPasswordHasherInterface pour hasher le mot de passe et de SluggerInterface pour le slug. </text:span><text:span text:style-name="T61">On utilise aussi le Faker, avec une boucle for pour déterminer le nombre d’utilisateur à créer. </text:span><text:span text:style-name="T62">On rencontre un problème avec le code postal car un espace est ajouté pour certains codes, on corrige cela avec un str_replace.</text:span></text:p>
      <text:p text:style-name="P5"><text:span text:style-name="T62">- </text:span><text:span text:style-name="T63">Pour ProductsFixtures, on reprend le même procédé </text:span><text:span text:style-name="T64">sauf qu’il y a un problème avec les catégories, qui n’existent pas au moment de la création du produit. Pour résoudre ce problème, on utilise une référence dans le CategoriesFixtures. </text:span><text:span text:style-name="T65">La référence est créée grâce à un compteur qu’on incrémente à chaque création de catégories et à un </text:span><text:span text:style-name="T92">addReference()</text:span><text:span text:style-name="T65">, puis la référence est récupérée grâce à un </text:span><text:span text:style-name="T92">getReference()</text:span><text:span text:style-name="T65"> dans la CategorieFixtures. </text:span><text:span text:style-name="T66">On utilise le même procédé pour ImagesFixtures, en utilisant sur une </text:span><text:span text:style-name="T67">référence</text:span><text:span text:style-name="T66"> sur le produit cette fois.</text:span></text:p>
      <text:p text:style-name="P5"><text:span text:style-name="T62">- </text:span><text:span text:style-name="T68">On rencontre un problème sur l’exécution des fixtures, ImagesFixtures s’exécutant avant ProductsFixtures car l’exécution se fait dans l’ordre alphabétique. Pour cela, on i</text:span><text:span text:style-name="T69">mplémente une </text:span><text:span text:style-name="T93">DependentFixtureInterface</text:span><text:span text:style-name="T69"> sur ImagesFixtures, et on instancie </text:span><text:span text:style-name="T93">getDependencies</text:span><text:span text:style-name="T69"> <text:s/></text:span></text:p>
      <text:p text:style-name="P11">pour définir les fixtures devant s’exécuter avant notre ImagesFixtures</text:p>
      <text:p text:style-name="P11">- <text:span text:style-name="T98">Création d’un contrôleur pour afficher le profile d’un utilisateur. On utilise la commande </text:span><text:span text:style-name="T96">symfony console make:controlleur ProfileControlleur</text:span><text:span text:style-name="T98"> pour le créer. On utilise pour ce contrôleur une route globale profile et des routes dérivées pour chaque méthode.</text:span></text:p>
      <text:p text:style-name="P6"><text:soft-page-break/><text:span text:style-name="T69">- </text:span><text:span text:style-name="T70">Création d’un contrôleur pour afficher les produits en suivant le même procédé. On a une route générale pour afficher tous les produits et une route pour avoir des détails sur un produit. Pour cela on rajouter une nouvelle vue details.html.twig et une méthode détails. Dans la méthode details, on ajoute une p</text:span><text:span text:style-name="T71">ropriété variable dans notre route (donc {variable}). </text:span><text:span text:style-name="T72">Problème avec la méthode de la vidéo donc passager par un EntityManager et utilisation de FindOneBy avec le paramètre slug.</text:span></text:p>
      <text:p text:style-name="P6"><text:span text:style-name="T72">- </text:span><text:span text:style-name="T73">Création d’un dossier Admin dans le dossier contrôleur, </text:span><text:span text:style-name="T74">avec dedans un contrôleur pour les utilisateurs UsersControllers et de même pour les templates avec un dossier admin et un sous dossier users.</text:span></text:p>
      <text:p text:style-name="P6"><text:span text:style-name="T74">- </text:span><text:span text:style-name="T75">Modification de l’Entity Categories pour y ajouter un categoryOrder et on fait une migration vers la base de données avec </text:span><text:span text:style-name="T94">symfony console make:migration</text:span><text:span text:style-name="T75"> puis </text:span><text:span text:style-name="T94">symfony console doctrine:migrations:migrate</text:span><text:span text:style-name="T75">. CategoryOrder servira à </text:span><text:span text:style-name="T76">afficher les différentes catégories dans un ordre précis.</text:span></text:p>
      <text:p text:style-name="P14"><text:span text:style-name="T76">- </text:span><text:span text:style-name="T77">Dans le MainController, on aimerait avoir accès aux informations de Categories. Pour cela, on intègre le repositoy Categories dans notre fonction Index du MainController : le repository contient des méthodes comme findBy qui permet de récupérer des données dans notre base.</text:span></text:p>
      <text:p text:style-name="P14"><text:span text:style-name="T77">- </text:span><text:span text:style-name="T78">On modifie aussi le template de notre page main pour y afficher les données de catégories. On utilise une boucle for pour interagir avec les catégories, et on modifie l’affichage en fonction du type de catégorie ( principale ou non ) avec une boucle If : </text:span><text:span text:style-name="T79">affichage normale pour une catégorie principal et affichage sous forme de Card pour les secondaires </text:span><text:span text:style-name="T80">pour bien les différencier.</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Consolas" svg:font-family="Consolas, 'Courier New', monospace"/>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3-10-12T19:23:27.283000000</meta:creation-date>
    <dc:date>2023-12-11T19:43:13.540000000</dc:date>
    <meta:editing-duration>PT11H55M21S</meta:editing-duration>
    <meta:editing-cycles>73</meta:editing-cycles>
    <meta:generator>LibreOffice/6.3.4.2$Windows_X86_64 LibreOffice_project/60da17e045e08f1793c57c00ba83cdfce946d0aa</meta:generator>
    <meta:document-statistic meta:table-count="0" meta:image-count="0" meta:object-count="0" meta:page-count="3" meta:paragraph-count="50" meta:word-count="1452" meta:character-count="9437" meta:non-whitespace-character-count="8024"/>
  </office:meta>
</office:document-meta>
</file>